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4609b"/>
    </style:style>
    <style:style style:name="P2" style:family="paragraph" style:parent-style-name="Text_20_body">
      <style:text-properties officeooo:rsid="0014609b" officeooo:paragraph-rsid="0014609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51734"/>
    </style:style>
    <style:style style:name="T2" style:family="text">
      <style:text-properties officeooo:rsid="0015a3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2">externos </text:span><text:span text:style-name="T1">Almacenamiento</text:span></text:p>
      <text:p text:style-name="Text_20_body"/>
      <text:h text:style-name="P1" text:outline-level="3">IEEE 1394 (FireWire)</text:h>
      <text:p text:style-name="Text_20_body">IEEE 1394 es una interfaz estándar de alta velocidad para la transmisión de datos en serie, principalmente utilizada en la transferencia de audio y video digital. Fue desarrollada por Apple en los años 80 y 90, y se conoce comúnmente como <text:span text:style-name="Strong_20_Emphasis">FireWire</text:span> (nombre comercial). El estándar fue adoptado y regulado por el <text:span text:style-name="Strong_20_Emphasis">Institute of Electrical and Electronics Engineers (IEEE)</text:span>, una organización que desarrolla y publica estándares técnicos.</text:p>
      <text:h text:style-name="Heading_20_4" text:outline-level="4">Historia:</text:h>
      <text:list text:style-name="L1">
        <text:list-item>
          <text:p text:style-name="P4"><text:span text:style-name="Strong_20_Emphasis">Desarrollo</text:span>: IEEE 1394 fue inicialmente diseñado por Apple, bajo el nombre FireWire, con la idea de reemplazar interfaces más lentas como el SCSI (Small Computer System Interface).</text:p>
        </text:list-item>
        <text:list-item>
          <text:p text:style-name="P4"><text:span text:style-name="Strong_20_Emphasis">Estándar</text:span>: En 1995, el IEEE adoptó el estándar 1394, que establecía las especificaciones de hardware y software para garantizar la interoperabilidad entre dispositivos.</text:p>
        </text:list-item>
        <text:list-item>
          <text:p text:style-name="P4"><text:span text:style-name="Strong_20_Emphasis">Versiones</text:span>:</text:p>
          <text:list>
            <text:list-item>
              <text:p text:style-name="P4"><text:span text:style-name="Strong_20_Emphasis">IEEE 1394-1995</text:span>: La primera versión, que ofrecía velocidades de hasta 400 Mbps.</text:p>
            </text:list-item>
            <text:list-item>
              <text:p text:style-name="P4"><text:span text:style-name="Strong_20_Emphasis">IEEE 1394a</text:span>: Introdujo mejoras como velocidades mayores y ahorro de energía.</text:p>
            </text:list-item>
            <text:list-item>
              <text:p text:style-name="P3"><text:span text:style-name="Strong_20_Emphasis">IEEE 1394b</text:span>: Incrementó la velocidad a 800 Mbps y mejoró la estabilidad de la conexión.</text:p>
            </text:list-item>
          </text:list>
        </text:list-item>
      </text:list>
      <text:h text:style-name="Heading_20_4" text:outline-level="4">Usos:</text:h>
      <text:p text:style-name="Text_20_body">FireWire fue especialmente popular en dispositivos multimedia como cámaras de video, dispositivos de almacenamiento y en la industria de la edición de video debido a su capacidad para manejar flujos de datos grandes de forma eficiente.</text:p>
      <text:h text:style-name="Heading_20_3" text:outline-level="3">Estado actual:</text:h>
      <text:p text:style-name="Text_20_body">Con la aparición de tecnologías más rápidas y versátiles como USB 3.0 y Thunderbolt, FireWire ha caído en desuso. La mayor parte de los dispositivos nuevos ya no incluyen puertos IEEE 1394. Sin embargo, en ciertas aplicaciones profesionales y en sistemas antiguos, aún se utiliza.</text:p>
      <text:p text:style-name="Horizontal_20_Line"/>
      <text:h text:style-name="Heading_20_3" text:outline-level="3">¿Qué es el IEEE?</text:h>
      <text:p text:style-name="Text_20_body">El <text:span text:style-name="Strong_20_Emphasis">Institute of Electrical and Electronics Engineers (IEEE)</text:span> es una organización profesional internacional que se dedica a avanzar en la tecnología en áreas como la electrónica, informática, telecomunicaciones y energía. Además de ser una comunidad académica y profesional, el IEEE es <text:soft-page-break/>conocido por desarrollar estándares técnicos que son cruciales para asegurar la interoperabilidad y el desarrollo tecnológico en diversas industrias.</text:p>
      <text:p text:style-name="Text_20_body">El IEEE regula y publica estándares para una gran cantidad de tecnologías, desde redes de telecomunicaciones hasta hardware de computadoras, como el mencionado IEEE 1394. Estos estándares son utilizados globalmente por empresas y desarrolladores.</text:p>
      <text:p text:style-name="Horizontal_20_Line"/>
      <text:h text:style-name="Heading_20_3" text:outline-level="3">eSATA (External Serial Advanced Technology Attachment)</text:h>
      <text:p text:style-name="Text_20_body"><text:span text:style-name="Strong_20_Emphasis">eSATA</text:span> es una variante externa de la interfaz SATA (Serial ATA), diseñada para conectar dispositivos de almacenamiento externo como discos duros y SSDs. SATA es la interfaz que se usa comúnmente para la conexión de dispositivos de almacenamiento interno en computadoras.</text:p>
      <text:h text:style-name="Heading_20_4" text:outline-level="4">Características:</text:h>
      <text:list text:style-name="L2">
        <text:list-item>
          <text:p text:style-name="P6"><text:span text:style-name="Strong_20_Emphasis">Velocidad</text:span>: Ofrece la misma velocidad que una conexión SATA interna, lo que significa que es mucho más rápida que interfaces como USB 2.0.</text:p>
        </text:list-item>
        <text:list-item>
          <text:p text:style-name="P6"><text:span text:style-name="Strong_20_Emphasis">Conector</text:span>: eSATA usa un conector diferente al de los cables SATA internos para mejorar la durabilidad cuando se conecta y desconecta repetidamente.</text:p>
        </text:list-item>
        <text:list-item>
          <text:p text:style-name="P5"><text:span text:style-name="Strong_20_Emphasis">Alcance</text:span>: El estándar eSATA permite que los cables sean más largos (hasta 2 metros) que los cables SATA internos.</text:p>
        </text:list-item>
      </text:list>
      <text:h text:style-name="Heading_20_4" text:outline-level="4">Ventajas:</text:h>
      <text:list text:style-name="L3">
        <text:list-item>
          <text:p text:style-name="P8"><text:span text:style-name="Strong_20_Emphasis">Velocidad</text:span>: eSATA es considerablemente más rápida que otras interfaces externas más antiguas, como USB 2.0, pero fue superada por USB 3.0 y Thunderbolt.</text:p>
        </text:list-item>
        <text:list-item>
          <text:p text:style-name="P7"><text:span text:style-name="Strong_20_Emphasis">Uso en almacenamiento</text:span>: Fue popular para la conexión de discos duros externos en aplicaciones que requieren alto rendimiento, como la edición de video.</text:p>
        </text:list-item>
      </text:list>
      <text:h text:style-name="Heading_20_4" text:outline-level="4">Estado actual:</text:h>
      <text:p text:style-name="Text_20_body">Con la llegada de tecnologías más rápidas y versátiles como USB 3.0, 3.1, y Thunderbolt, eSATA ha perdido terreno. Hoy en día, la mayoría de los dispositivos de almacenamiento externos utilizan USB o Thunderbolt debido a la velocidad y la conveniencia (por ejemplo, la alimentación eléctrica a través del mismo cable).</text:p>
      <text:p text:style-name="Horizontal_20_Line"/>
      <text:p text:style-name="Text_20_body"><text:span text:style-name="Strong_20_Emphasis">En resumen</text:span>:</text:p>
      <text:list text:style-name="L4">
        <text:list-item>
          <text:p text:style-name="P10"><text:span text:style-name="Strong_20_Emphasis">IEEE 1394 (FireWire)</text:span> fue una interfaz avanzada para transmisión de datos, especialmente multimedia, que ha sido reemplazada por tecnologías más modernas.</text:p>
        </text:list-item>
        <text:list-item>
          <text:p text:style-name="P10"><text:span text:style-name="Strong_20_Emphasis">IEEE</text:span> es una organización profesional que desarrolla estándares en varias áreas de tecnología.</text:p>
        </text:list-item>
        <text:list-item>
          <text:p text:style-name="P9"><text:span text:style-name="Strong_20_Emphasis">eSATA</text:span> fue una interfaz externa rápida para almacenamiento, pero ha sido superada por USB 3.0 y Thunderbolt en términos de velocidad y facilidad de uso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1T16:51:27.313769170</dc:date>
    <meta:editing-duration>PT1H18M24S</meta:editing-duration>
    <meta:editing-cycles>4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32" meta:word-count="636" meta:character-count="4146" meta:non-whitespace-character-count="3554"/>
  </office:meta>
</office:document-meta>
</file>